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4" style:family="table-row">
      <style:table-row-properties fo:keep-together="always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8cm" style:rel-column-width="12973*"/>
    </style:style>
    <style:style style:name="Tabella12.B" style:family="table-column">
      <style:table-column-properties style:column-width="1.984cm" style:rel-column-width="17070*"/>
    </style:style>
    <style:style style:name="Tabella12.C" style:family="table-column">
      <style:table-column-properties style:column-width="2.062cm" style:rel-column-width="17737*"/>
    </style:style>
    <style:style style:name="Tabella12.D" style:family="table-column">
      <style:table-column-properties style:column-width="2.064cm" style:rel-column-width="17755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3.388cm" style:rel-column-width="46176*"/>
    </style:style>
    <style:style style:name="Tabella14.B" style:family="table-column">
      <style:table-column-properties style:column-width="5.613cm" style:rel-column-width="19359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B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B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17ce611" officeooo:paragraph-rsid="017ce611" style:font-name-asian="SimSun" style:font-size-asian="6pt" style:font-weight-asian="bold" style:font-name-complex="Tahoma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1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2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4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6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6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0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2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0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4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6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7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8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40" style:family="paragraph" style:parent-style-name="Standard">
      <style:text-properties style:font-name="Ubuntu Light" fo:font-size="9pt" style:font-size-asian="9pt" style:font-size-complex="9pt"/>
    </style:style>
    <style:style style:name="P141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032ccb2" style:font-name-asian="SimSun" style:font-size-asian="9pt" style:font-weight-asian="bold" style:font-name-complex="Tahoma" style:font-size-complex="9pt" style:font-weight-complex="bold"/>
    </style:style>
    <style:style style:name="P142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P144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17ff47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color="#000000" style:font-name="Verdana" fo:font-size="7pt" officeooo:rsid="0176a2ce" style:font-size-asian="7pt" style:font-size-complex="7pt"/>
    </style:style>
    <style:style style:name="T2" style:family="text">
      <style:text-properties fo:color="#000000" style:font-name="Verdana" officeooo:rsid="0176a2ce"/>
    </style:style>
    <style:style style:name="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9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style:font-name="Verdana" fo:font-size="10pt" officeooo:rsid="00198f2f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9154" style:font-weight-asian="bold" style:font-weight-complex="bold"/>
    </style:style>
    <style:style style:name="T14" style:family="text">
      <style:text-properties fo:font-weight="bold" officeooo:rsid="004f2aea" style:font-weight-asian="bold" style:font-weight-complex="bold"/>
    </style:style>
    <style:style style:name="T15" style:family="text">
      <style:text-properties fo:font-weight="bold" officeooo:rsid="003aea46" style:font-weight-asian="bold" style:font-weight-complex="bold"/>
    </style:style>
    <style:style style:name="T16" style:family="text">
      <style:text-properties fo:font-weight="bold" officeooo:rsid="016e029f" style:font-weight-asian="bold" style:font-weight-complex="bold"/>
    </style:style>
    <style:style style:name="T17" style:family="text">
      <style:text-properties officeooo:rsid="00482f98"/>
    </style:style>
    <style:style style:name="T18" style:family="text">
      <style:text-properties officeooo:rsid="004db57f"/>
    </style:style>
    <style:style style:name="T19" style:family="text">
      <style:text-properties officeooo:rsid="004e260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9154" style:font-weight-asian="normal" style:font-weight-complex="normal"/>
    </style:style>
    <style:style style:name="T22" style:family="text">
      <style:text-properties fo:font-weight="normal" officeooo:rsid="004e2600" style:font-weight-asian="normal" style:font-weight-complex="normal"/>
    </style:style>
    <style:style style:name="T23" style:family="text">
      <style:text-properties fo:font-weight="normal" officeooo:rsid="00eadd93" style:font-weight-asian="normal" style:font-weight-complex="normal"/>
    </style:style>
    <style:style style:name="T24" style:family="text">
      <style:text-properties fo:font-weight="normal" officeooo:rsid="0152dffd" style:font-weight-asian="normal" style:font-weight-complex="normal"/>
    </style:style>
    <style:style style:name="T25" style:family="text">
      <style:text-properties officeooo:rsid="0059e58b"/>
    </style:style>
    <style:style style:name="T26" style:family="text">
      <style:text-properties officeooo:rsid="006d0afb"/>
    </style:style>
    <style:style style:name="T27" style:family="text">
      <style:text-properties officeooo:rsid="0070c582"/>
    </style:style>
    <style:style style:name="T28" style:family="text">
      <style:text-properties officeooo:rsid="00751c94"/>
    </style:style>
    <style:style style:name="T29" style:family="text">
      <style:text-properties officeooo:rsid="0084242d"/>
    </style:style>
    <style:style style:name="T30" style:family="text">
      <style:text-properties officeooo:rsid="00890ea7"/>
    </style:style>
    <style:style style:name="T31" style:family="text">
      <style:text-properties officeooo:rsid="008de27e"/>
    </style:style>
    <style:style style:name="T32" style:family="text">
      <style:text-properties officeooo:rsid="009666da"/>
    </style:style>
    <style:style style:name="T33" style:family="text">
      <style:text-properties officeooo:rsid="009efba4"/>
    </style:style>
    <style:style style:name="T34" style:family="text">
      <style:text-properties fo:font-style="normal" style:text-underline-style="none" officeooo:rsid="0037b323" style:font-style-asian="normal" style:font-style-complex="normal"/>
    </style:style>
    <style:style style:name="T35" style:family="text">
      <style:text-properties fo:font-style="normal" style:text-underline-style="none" officeooo:rsid="00198f2f" style:font-style-asian="normal" style:font-style-complex="normal"/>
    </style:style>
    <style:style style:name="T36" style:family="text">
      <style:text-properties fo:font-style="normal" style:text-underline-style="none" officeooo:rsid="00159154" style:font-style-asian="normal" style:font-style-complex="normal"/>
    </style:style>
    <style:style style:name="T37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8" style:family="text">
      <style:text-properties officeooo:rsid="00159154"/>
    </style:style>
    <style:style style:name="T39" style:family="text">
      <style:text-properties officeooo:rsid="004f2aea"/>
    </style:style>
    <style:style style:name="T40" style:family="text">
      <style:text-properties officeooo:rsid="00a3c8e6"/>
    </style:style>
    <style:style style:name="T41" style:family="text">
      <style:text-properties officeooo:rsid="00ce5df8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72fed6"/>
    </style:style>
    <style:style style:name="T50" style:family="text">
      <style:text-properties officeooo:rsid="017d918b"/>
    </style:style>
    <style:style style:name="T51" style:family="text">
      <style:text-properties officeooo:rsid="017f347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4"><text:placeholder text:placeholder-type="text">&lt;if test="not o.partner"&gt;</text:placeholder></text:p>
            <text:p text:style-name="P99">Viaggio: <text:span text:style-name="T20"><text:placeholder text:placeholder-type="text">&lt;o.name&gt;</text:placeholder></text:span><text:span text:style-name="T20"> </text:span><text:span text:style-name="T22">(agente: </text:span><text:span text:style-name="T20"><text:placeholder text:placeholder-type="text">&lt;o.user_id.name&gt;</text:placeholder></text:span><text:span text:style-name="T22">)</text:span></text:p>
            <text:p text:style-name="P96"><text:placeholder text:placeholder-type="text">&lt;/if&gt;</text:placeholder></text:p>
            <text:p text:style-name="P100"><text:span text:style-name="T42">Anno di valutazione &gt;= </text:span><text:span text:style-name="T20"><text:placeholder text:placeholder-type="text">&lt;o.analysis_year&gt;</text:placeholder></text:span></text:p>
          </table:table-cell>
          <table:table-cell table:style-name="Tabella1.B1" office:value-type="string">
            <text:p text:style-name="P94"><text:placeholder text:placeholder-type="text">&lt;if test="not o.partner"&gt;</text:placeholder></text:p>
            <text:p text:style-name="P99">Periodo: <text:span text:style-name="T20"><text:placeholder text:placeholder-type="text">&lt;formatLang(o.from_date, date=True) if o.from_date else "/"&gt;</text:placeholder></text:span><text:span text:style-name="T20"> - <text:s/></text:span><text:span text:style-name="T20"><text:placeholder text:placeholder-type="text">&lt;formatLang(o.to_date, date=True) if o.to_date else "/"&gt;</text:placeholder></text:span></text:p>
            <text:p text:style-name="P94"><text:placeholder text:placeholder-type="text">&lt;/if&gt;</text:placeholder></text:p>
            <text:p text:style-name="P98"><text:span text:style-name="T24">Data prodotto ultimo acquisto </text:span><text:span text:style-name="T23">&gt;= </text:span><text:span text:style-name="T20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95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01">Note viaggio: <text:span text:style-name="T21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5"><text:placeholder text:placeholder-type="text">&lt;/if&gt;</text:placeholder></text:p>
          </table:table-cell>
          <table:covered-table-cell/>
        </table:table-row>
      </table:table>
      <text:p text:style-name="P139"/>
      <text:p text:style-name="P141">VISITE</text:p>
      <text:p text:style-name="P76"><text:placeholder text:placeholder-type="text">&lt;for each="partner in o.partner_ids"&gt;</text:placeholder></text:p>
      <text:p text:style-name="P63"/>
      <text:p text:style-name="P43"><text:span text:style-name="T34">Dettaglio </text:span><text:span text:style-name="T35">cliente:</text:span></text:p>
      <text:p text:style-name="P64"><text:span text:style-name="T37"><text:placeholder text:placeholder-type="text">&lt;partner.partner_id.name&gt;</text:placeholder></text:span><text:span text:style-name="T36"> (visita: </text:span><text:span text:style-name="T36"><text:placeholder text:placeholder-type="text">&lt;formatLang(partner.date, date=True) if partner.date else "/"&gt;</text:placeholder></text:span><text:span text:style-name="T36">)</text:span></text:p>
      <text:p text:style-name="P41"><text:placeholder text:placeholder-type="text">&lt;if test="o.with_anagraphic"&gt;</text:placeholder></text:p>
      <text:p text:style-name="P65"><text:span text:style-name="T14">Indirizzo:</text:span><text:span text:style-name="T39"> </text:span><text:span text:style-name="T39"><text:placeholder text:placeholder-type="text">&lt;partner.partner_id.street&gt;</text:placeholder></text:span><text:span text:style-name="T39"> </text:span><text:span text:style-name="T39"><text:placeholder text:placeholder-type="text">&lt;partner.partner_id.city&gt;</text:placeholder></text:span></text:p>
      <text:p text:style-name="P66"><text:span text:style-name="T14">Internet: </text:span><text:span text:style-name="T39"><text:s/>Web: </text:span><text:span text:style-name="T39"><text:placeholder text:placeholder-type="text">&lt;partner.partner_id.website or "/"&gt;</text:placeholder></text:span><text:span text:style-name="T39"> <text:s/>E-mail: </text:span><text:span text:style-name="T39"><text:placeholder text:placeholder-type="text">&lt;partner.partner_id.email or "/"&gt;</text:placeholder></text:span></text:p>
      <text:p text:style-name="P67"><text:span text:style-name="T13">C</text:span><text:span text:style-name="T12">ontabilità:</text:span> Partita IVA: <text:span text:style-name="T38"><text:placeholder text:placeholder-type="text">&lt;partner.partner_id.vat or "/"&gt;</text:placeholder></text:span><text:span text:style-name="T38"> </text:span>(Codice cliente: <text:span text:style-name="T38"><text:placeholder text:placeholder-type="text">&lt;partner.partner_id.sql_customer_code or "/"&gt;</text:placeholder></text:span><text:span text:style-name="T38"> </text:span>Codice fornitore: <text:span text:style-name="T38"><text:placeholder text:placeholder-type="text">&lt;partner.partner_id.sql_supplier_code or "/"&gt;</text:placeholder></text:span>)</text:p>
      <text:p text:style-name="P67"><text:span text:style-name="T13">R</text:span><text:span text:style-name="T12">ecapiti: </text:span>Tel. <text:span text:style-name="T38"><text:placeholder text:placeholder-type="text">&lt;partner.partner_id.phone&gt;</text:placeholder></text:span><text:span text:style-name="T38"> <text:s text:c="2"/></text:span>Fax. <text:span text:style-name="T38"><text:placeholder text:placeholder-type="text">&lt;partner.partner_id.fax&gt;</text:placeholder></text:span><text:span text:style-name="T38"> <text:s text:c="2"/></text:span>Cell. <text:span text:style-name="T38"><text:placeholder text:placeholder-type="text">&lt;partner.partner_id.mobile&gt;</text:placeholder></text:span><text:span text:style-name="T38"> </text:span></text:p>
      <text:p text:style-name="P67"><text:span text:style-name="T13">A</text:span><text:span text:style-name="T12">gente: </text:span><text:span text:style-name="T38"><text:placeholder text:placeholder-type="text">&lt;partner.partner_id.user_id.name if partner.partner_id.user_id else "Nessuno"&gt;</text:placeholder></text:span><text:span text:style-name="T38"> </text:span></text:p>
      <text:p text:style-name="P68"><text:span text:style-name="T16">Pagamento</text:span><text:span text:style-name="T12">: </text:span><text:span text:style-name="T38"><text:placeholder text:placeholder-type="text">&lt;partner.partner_id.property_payment_term.name&gt;</text:placeholder></text:span><text:span text:style-name="T38"> </text:span></text:p>
      <text:p text:style-name="P42"><text:placeholder text:placeholder-type="text">&lt;/if&gt;</text:placeholder></text:p>
      <text:p text:style-name="P41"><text:placeholder text:placeholder-type="text">&lt;if test="o.with_note"&gt;</text:placeholder></text:p>
      <text:p text:style-name="P44"/>
      <text:p text:style-name="P34"><text:placeholder text:placeholder-type="text">&lt;if test="not o.partner"&gt;</text:placeholder></text:p>
      <text:p text:style-name="P44"><text:span text:style-name="T29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6">Abstract</text:p>
          </table:table-cell>
          <table:table-cell table:style-name="Tabella4.B1" office:value-type="string">
            <text:p text:style-name="P136">Note</text:p>
          </table:table-cell>
        </table:table-row>
        <table:table-row table:style-name="Tabella4.2">
          <table:table-cell table:style-name="Tabella4.A2" office:value-type="string">
            <text:p text:style-name="P120"><text:placeholder text:placeholder-type="text">&lt;partner.abstract or ""&gt;</text:placeholder></text:p>
          </table:table-cell>
          <table:table-cell table:style-name="Tabella4.B2" office:value-type="string">
            <text:p text:style-name="P120"><text:placeholder text:placeholder-type="text">&lt;partner.note or ""&gt;</text:placeholder></text:p>
          </table:table-cell>
        </table:table-row>
      </table:table>
      <text:p text:style-name="P34"><text:placeholder text:placeholder-type="text">&lt;/if&gt;</text:placeholder></text:p>
      <text:p text:style-name="P34"><text:placeholder text:placeholder-type="text">&lt;/if&gt;</text:placeholder></text:p>
      <text:p text:style-name="P56"><text:placeholder text:placeholder-type="text">&lt;if test="o.with_visit"&gt;</text:placeholder></text:p>
      <text:p text:style-name="P46"/>
      <text:p text:style-name="P69"><text:span text:style-name="T38">E</text:span>lenco <text:span text:style-name="T19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9">Riferimento</text:p>
            </table:table-cell>
            <table:table-cell table:style-name="Tabella3.A1" office:value-type="string">
              <text:p text:style-name="P18">Abstract</text:p>
            </table:table-cell>
            <table:table-cell table:style-name="Tabella3.C1" office:value-type="string">
              <text:p text:style-name="P9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71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57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72"><text:placeholder text:placeholder-type="text">&lt;visit.trip_id.name if visit.trip_id  else "??"&gt;</text:placeholder> <text:span text:style-name="T17">del </text:span><text:placeholder text:placeholder-type="text">&lt;formatLang(visit.date, date=True) if visit.date else "/"&gt;</text:placeholder></text:p>
            <text:p text:style-name="P72"><text:span text:style-name="T18">(</text:span><text:placeholder text:placeholder-type="text">&lt;visit.trip_id.user_id.name if visit.trip_id.user_id else "??"&gt;</text:placeholder><text:span text:style-name="T18">)</text:span></text:p>
          </table:table-cell>
          <table:table-cell table:style-name="Tabella3.B4" office:value-type="string">
            <text:p text:style-name="P88"><text:placeholder text:placeholder-type="text">&lt;visit.abstract or ""&gt;</text:placeholder></text:p>
          </table:table-cell>
          <table:table-cell table:style-name="Tabella3.C4" office:value-type="string">
            <text:p text:style-name="P91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32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71"><text:placeholder text:placeholder-type="text">&lt;/for&gt;</text:placeholder></text:p>
          </table:table-cell>
          <table:covered-table-cell/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offer"&gt;</text:placeholder></text:p>
      <text:p text:style-name="P35"/>
      <text:p text:style-name="P45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7">Offerte</text:p>
            </table:table-cell>
            <table:table-cell table:style-name="Tabella7.B1" office:value-type="string">
              <text:p text:style-name="P16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73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6"><text:placeholder text:placeholder-type="text">&lt;offer.name&gt;</text:placeholder> <text:span text:style-name="T25">del </text:span><text:placeholder text:placeholder-type="text">&lt;formatLang(offer.date_order, date=True) if offer.date_order else "/"&gt;</text:placeholder><text:line-break/><text:span text:style-name="T25">(scad. </text:span><text:placeholder text:placeholder-type="text">&lt;formatLang(offer.date_deadline, date=True) if offer.date_deadline else "/"&gt;</text:placeholder><text:span text:style-name="T25">)<text:line-break/>Imponibile: <text:s/></text:span><text:span text:style-name="T12"><text:placeholder text:placeholder-type="text">&lt;formatLang(offer.amount_untaxed) if offer.amount_untaxed else "/"&gt;</text:placeholder></text:span><text:soft-page-break/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6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6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6"><text:placeholder text:placeholder-type="text">&lt;line.name&gt;</text:placeholder></text:p>
                </table:table-cell>
                <table:table-cell table:style-name="Tabella8.A2" office:value-type="string">
                  <text:p text:style-name="P116"><text:placeholder text:placeholder-type="text">&lt;formatLang(line.product_uom_qty)&gt;</text:placeholder> <text:span text:style-name="T26">x <text:s text:c="2"/></text:span><text:placeholder text:placeholder-type="text">&lt;formatLang(line.price_unit)&gt;</text:placeholder><text:soft-page-break/></text:p>
                </table:table-cell>
                <table:table-cell table:style-name="Tabella8.D2" office:value-type="string">
                  <text:p text:style-name="P116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6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9"/>
          </table:table-cell>
        </table:table-row>
        <table:table-row>
          <table:table-cell table:style-name="Tabella7.A4" table:number-columns-spanned="2" office:value-type="string">
            <text:p text:style-name="P73"><text:placeholder text:placeholder-type="text">&lt;/for&gt;</text:placeholder></text:p>
          </table:table-cell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order"&gt;</text:placeholder></text:p>
      <text:p text:style-name="P35"/>
      <text:p text:style-name="P45">Ordini <text:span text:style-name="T27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14">Ordin<text:span text:style-name="T28">i</text:span></text:p>
            </table:table-cell>
            <table:table-cell table:style-name="Tabella5.B1" office:value-type="string">
              <text:p text:style-name="P15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74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23"><text:placeholder text:placeholder-type="text">&lt;offer.name&gt;</text:placeholder> <text:span text:style-name="T25">del </text:span><text:placeholder text:placeholder-type="text">&lt;formatLang(offer.date_order, date=True)&gt;</text:placeholder><text:line-break/><text:span text:style-name="T25">(scad. </text:span><text:placeholder text:placeholder-type="text">&lt;formatLang(offer.date_deadline, date=True) if offer.date_deadline else "/"&gt;</text:placeholder><text:span text:style-name="T25">) </text:span></text:p>
            <text:p text:style-name="P123"><text:span text:style-name="T49">Imponibile: <text:s/></text:span><text:span text:style-name="T12"><text:placeholder text:placeholder-type="text">&lt;formatLang(offer.amount_untaxed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15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09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10"><text:placeholder text:placeholder-type="text">&lt;line.name&gt;</text:placeholder></text:p>
                </table:table-cell>
                <table:table-cell table:style-name="Tabella6.A2" office:value-type="string">
                  <text:p text:style-name="P104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6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7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0"/>
          </table:table-cell>
        </table:table-row>
        <table:table-row>
          <table:table-cell table:style-name="Tabella5.A4" table:number-columns-spanned="2" office:value-type="string">
            <text:p text:style-name="P74"><text:placeholder text:placeholder-type="text">&lt;/for&gt;</text:placeholder></text:p>
          </table:table-cell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movement"&gt;</text:placeholder></text:p>
      <text:p text:style-name="P35"/>
      <text:p text:style-name="P47"><text:span text:style-name="T33">Prodotti fatturati</text:span>:</text:p>
      <text:p text:style-name="P23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12">Prodotto</text:p>
            </table:table-cell>
            <table:table-cell table:style-name="Tabella10.A1" office:value-type="string">
              <text:p text:style-name="P12">Q. <text:span text:style-name="T31">x P(x)</text:span></text:p>
            </table:table-cell>
            <table:table-cell table:style-name="Tabella10.C1" office:value-type="string">
              <text:p text:style-name="P12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75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81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14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0.B4" office:value-type="string">
            <text:p text:style-name="P128"><text:placeholder text:placeholder-type="text">&lt;formatLang(invoice['NQT_RIGA_ART_PLOR'] * (1.0 / invoice['NCF_CONV'] if invoice['NCF_CONV'] else 1.0))&gt;</text:placeholder> <text:span text:style-name="T31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26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81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75"><text:placeholder text:placeholder-type="text">&lt;/for&gt;</text:placeholder></text:p>
          </table:table-cell>
          <table:covered-table-cell/>
          <table:covered-table-cell/>
        </table:table-row>
      </table:table>
      <text:p text:style-name="P26"><text:placeholder text:placeholder-type="text">&lt;/if&gt;</text:placeholder></text:p>
      <text:p text:style-name="P31"><text:placeholder text:placeholder-type="text">&lt;/if&gt;</text:placeholder></text:p>
      <text:p text:style-name="P30"/>
      <text:p text:style-name="P36"><text:placeholder text:placeholder-type="text">&lt;if test="o.with_product"&gt;</text:placeholder></text:p>
      <text:p text:style-name="P35"/>
      <text:p text:style-name="P48"><text:span text:style-name="T40">Riepilogo prodotti f</text:span>atturat<text:span text:style-name="T32">i valuta del cliente (quantità e consegne):</text:span></text:p>
      <text:p text:style-name="P24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11">Prodotto<text:span text:style-name="T9"><text:placeholder text:placeholder-type="text">&lt;load_price_variation(partner.partner_id.sql_customer_code, o.analysis_year)&gt;</text:placeholder></text:span><text:span text:style-name="T9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13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21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12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ext:soft-page-break/>
        <table:table-row table:style-name="Tabella11.4">
          <table:table-cell table:style-name="Tabella11.A4" office:value-type="string">
            <text:p text:style-name="P83"><text:span text:style-name="T43"><text:placeholder text:placeholder-type="text">&lt;if test=" 'green' == get_price_variation(CKY_ART, 'state')"&gt;</text:placeholder></text:span><text:span text:style-name="T44"><draw:frame draw:style-name="fr2" draw:name="Immagine3" text:anchor-type="as-char" svg:width="0.3cm" svg:height="0.31cm" draw:z-index="4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1" draw:name="Immagine4" text:anchor-type="as-char" svg:width="0.3cm" svg:height="0.31cm" draw:z-index="5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1" draw:name="Immagine5" text:anchor-type="as-char" svg:width="0.3cm" svg:height="0.31cm" draw:z-index="6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30">[</text:span><text:placeholder text:placeholder-type="text">&lt;CKY_ART&gt;</text:placeholder><text:span text:style-name="T30">] <text:s/></text:span></text:p>
            <text:p text:style-name="P93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2">Data</text:p>
                </table:table-cell>
                <table:table-cell table:style-name="Tabella9.B1" office:value-type="string">
                  <text:p text:style-name="P2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80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144"><text:placeholder text:placeholder-type="text">&lt;variation[0]&gt;</text:placeholder> <text:placeholder text:placeholder-type="text">&lt;variation[2]&gt;</text:placeholder></text:p>
                </table:table-cell>
                <table:table-cell table:style-name="Tabella9.B3" office:value-type="string">
                  <text:p text:style-name="P70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80"><text:placeholder text:placeholder-type="text">&lt;/for&gt;</text:placeholder></text:p>
                </table:table-cell>
                <table:covered-table-cell/>
              </table:table-row>
            </table:table>
            <text:p text:style-name="P37"><text:placeholder text:placeholder-type="text">&lt;/if&gt;</text:placeholder></text:p>
          </table:table-cell>
          <table:table-cell table:style-name="Tabella11.B4" office:value-type="string">
            <text:p text:style-name="P92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3">Anno</text:p>
                </table:table-cell>
                <table:table-cell table:style-name="Tabella12.A1" office:value-type="string">
                  <text:p text:style-name="P3">Consegne</text:p>
                </table:table-cell>
                <table:table-cell table:style-name="Tabella12.A1" office:value-type="string">
                  <text:p text:style-name="P6">Quantità</text:p>
                </table:table-cell>
                <table:table-cell table:style-name="Tabella12.D1" office:value-type="string">
                  <text:p text:style-name="P4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82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7"><text:s/><text:placeholder text:placeholder-type="text">&lt;year&gt;</text:placeholder></text:p>
                </table:table-cell>
                <table:table-cell table:style-name="Tabella12.B3" office:value-type="string">
                  <text:p text:style-name="P102"><text:placeholder text:placeholder-type="text">&lt;formatLang(get_data('total')['data'][CKY_ART][1][year][0])&gt;</text:placeholder></text:p>
                </table:table-cell>
                <table:table-cell table:style-name="Tabella12.C3" office:value-type="string">
                  <text:p text:style-name="P105"><text:placeholder text:placeholder-type="text">&lt;formatLang(get_data('total')['data'][CKY_ART][1][year][1])&gt;</text:placeholder> <text:span text:style-name="T50">kg.</text:span> </text:p>
                </table:table-cell>
                <table:table-cell table:style-name="Tabella12.D3" office:value-type="string">
                  <text:p text:style-name="P105"/>
                </table:table-cell>
              </table:table-row>
              <table:table-row>
                <table:table-cell table:style-name="Tabella12.A4" table:number-columns-spanned="4" office:value-type="string">
                  <text:p text:style-name="P82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2"/>
          </table:table-cell>
        </table:table-row>
        <table:table-row>
          <table:table-cell table:style-name="Tabella11.A6" table:number-columns-spanned="2" office:value-type="string">
            <text:p text:style-name="P40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22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7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">Anno</text:p>
                </table:table-cell>
                <table:table-cell table:style-name="Tabella13.B1" office:value-type="string">
                  <text:p text:style-name="P5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84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13"><text:s/><text:placeholder text:placeholder-type="text">&lt;year&gt;</text:placeholder></text:p>
                </table:table-cell>
                <table:table-cell table:style-name="Tabella13.B3" office:value-type="string">
                  <text:p text:style-name="P124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84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32">Totale</text:p>
                </table:table-cell>
                <table:table-cell table:style-name="Tabella13.B5" office:value-type="string">
                  <text:p text:style-name="P125"><text:placeholder text:placeholder-type="text">&lt;formatLang(sum(get_total_invoiced().values()))&gt;</text:placeholder> </text:p>
                </table:table-cell>
              </table:table-row>
            </table:table>
            <text:p text:style-name="P92"/>
          </table:table-cell>
        </table:table-row>
      </table:table>
      <text:p text:style-name="P26"><text:placeholder text:placeholder-type="text">&lt;/if&gt;</text:placeholder></text:p>
      <text:p text:style-name="P31"><text:placeholder text:placeholder-type="text">&lt;/if&gt;</text:placeholder></text:p>
      <text:p text:style-name="P31"/>
      <text:p text:style-name="P38"><text:placeholder text:placeholder-type="text">&lt;if test="o.with_sample"&gt;</text:placeholder></text:p>
      <text:p text:style-name="P38"/>
      <text:p text:style-name="P49"><text:span text:style-name="T46">Campioni</text:span>:</text:p>
      <text:p text:style-name="P25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header-rows>
          <table:table-row>
            <table:table-cell table:style-name="Tabella14.A1" office:value-type="string">
              <text:p text:style-name="P10">Prodotto</text:p>
            </table:table-cell>
            <table:table-cell table:style-name="Tabella14.B1" office:value-type="string">
              <text:p text:style-name="P10">Q.<text:span text:style-name="T51">tà</text:span></text:p>
            </table:table-cell>
          </table:table-row>
        </table:table-header-rows>
        <table:table-row>
          <table:table-cell table:style-name="Tabella14.A5" table:number-columns-spanned="2" office:value-type="string">
            <text:p text:style-name="P85"><text:placeholder text:placeholder-type="text">&lt;for each="year in get_data()['data']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5"><text:placeholder text:placeholder-type="text">&lt;for each="invoice in year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6"><text:placeholder text:placeholder-type="text">&lt;if test="invoice['NKY_CAUM'] in (17, 7)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111"><text:placeholder text:placeholder-type="text">&lt;if test="(o.product_from_date or '2005-01-01') &lt;= invoice['DTT_DOC'].strftime('%Y-%m-%d')"&gt;</text:placeholder></text:p>
          </table:table-cell>
          <table:covered-table-cell/>
        </table:table-row>
        <table:table-row>
          <table:table-cell table:style-name="Tabella14.A6" office:value-type="string">
            <text:p text:style-name="P108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4.B6" office:value-type="string">
            <text:p text:style-name="P103"><text:placeholder text:placeholder-type="text">&lt;formatLang(invoice['NQT_RIGA_ART_PLOR'] * (1.0 / invoice['NCF_CONV'] if invoice['NCF_CONV'] else 1.0))&gt;</text:placeholder></text:p>
          </table:table-cell>
        </table:table-row>
        <table:table-row>
          <table:table-cell table:style-name="Tabella14.A9" table:number-columns-spanned="2" office:value-type="string">
            <text:p text:style-name="P87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6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5"><text:placeholder text:placeholder-type="text">&lt;/for&gt;</text:placeholder></text:p>
          </table:table-cell>
          <table:covered-table-cell/>
        </table:table-row>
        <table:table-row>
          <table:table-cell table:style-name="Tabella14.A10" table:number-columns-spanned="2" office:value-type="string">
            <text:p text:style-name="P85"><text:placeholder text:placeholder-type="text">&lt;/for&gt;</text:placeholder></text:p>
          </table:table-cell>
          <table:covered-table-cell/>
        </table:table-row>
      </table:table>
      <text:p text:style-name="P29"><text:placeholder text:placeholder-type="text">&lt;/if&gt;</text:placeholder></text:p>
      <text:p text:style-name="P33"><text:placeholder text:placeholder-type="text">&lt;/if&gt;</text:placeholder></text:p>
      <text:p text:style-name="P38"/>
      <text:p text:style-name="P38"/>
      <text:p text:style-name="P35"><text:placeholder text:placeholder-type="text">&lt;if test="o.with_payment"&gt;</text:placeholder></text:p>
      <text:p text:style-name="P35"/>
      <text:p text:style-name="P50">Solvibilità:</text:p>
      <text:p text:style-name="P54"><text:span text:style-name="T38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8"> (mail riferimento: </text:span><text:span text:style-name="T38"><text:placeholder text:placeholder-type="text">&lt;partner.partner_id.duelist_mail or "Non presente!!"&gt;</text:placeholder></text:span><text:span text:style-name="T38">)</text:span></text:p>
      <text:p text:style-name="P61"/>
      <text:p text:style-name="P55"><text:placeholder text:placeholder-type="text">&lt;if test="partner.partner_id.duelist_uncovered"&gt;</text:placeholder></text:p>
      <text:p text:style-name="P62"><text:span text:style-name="T38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8">Riferimento</text:p>
            </table:table-cell>
            <table:table-cell table:style-name="Tabella2.A1" office:value-type="string">
              <text:p text:style-name="P8">Scadenza</text:p>
            </table:table-cell>
            <table:table-cell table:style-name="Tabella2.A1" office:value-type="string">
              <text:p text:style-name="P8">Tipo</text:p>
            </table:table-cell>
            <table:table-cell table:style-name="Tabella2.A1" office:value-type="string">
              <text:p text:style-name="P8">Note</text:p>
            </table:table-cell>
            <table:table-cell table:style-name="Tabella2.E1" office:value-type="string">
              <text:p text:style-name="P8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8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2.A3" office:value-type="string">
            <text:p text:style-name="P119"><text:placeholder text:placeholder-type="text">&lt;payment.name&gt;</text:placeholder> <text:span text:style-name="T17">del </text:span><text:placeholder text:placeholder-type="text">&lt;formatLang(payment.date, date=True) if payment.date else "/"&gt;</text:placeholder></text:p>
          </table:table-cell>
          <table:table-cell table:style-name="Tabella2.B3" office:value-type="string">
            <text:p text:style-name="P130"><text:placeholder text:placeholder-type="text">&lt;formatLang(payment.deadline, date=True) if payment.deadline else "/"&gt;</text:placeholder></text:p>
          </table:table-cell>
          <table:table-cell table:style-name="Tabella2.C3" office:value-type="string">
            <text:p text:style-name="P129"><text:placeholder text:placeholder-type="text">&lt;get_selection_item(payment, "payment_type") &gt;</text:placeholder></text:p>
          </table:table-cell>
          <table:table-cell table:style-name="Tabella2.D3" office:value-type="string">
            <text:p text:style-name="P118"><text:placeholder text:placeholder-type="text">&lt;payment.note or ""&gt;</text:placeholder></text:p>
          </table:table-cell>
          <table:table-cell table:style-name="Tabella2.E3" office:value-type="string">
            <text:p text:style-name="P135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7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2"/>
      <text:p text:style-name="P53"><text:span text:style-name="T38"><text:placeholder text:placeholder-type="text">&lt;if test="partner.partner_id.duelist_uncovered"&gt;</text:placeholder></text:span><text:span text:style-name="T38"> </text:span><text:span text:style-name="T15">Scoperto: </text:span><text:span text:style-name="T13"><text:placeholder text:placeholder-type="text">&lt;formatLang(partner.partner_id.duelist_uncovered_amount)&gt;</text:placeholder></text:span><text:span text:style-name="T13"> </text:span><text:span text:style-name="T13"><draw:frame draw:style-name="fr1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8"><text:placeholder text:placeholder-type="text">&lt;/if&gt;</text:placeholder></text:span><text:span text:style-name="T38"><text:placeholder text:placeholder-type="text">&lt;if test="not partner.partner_id.duelist_uncovered"&gt;</text:placeholder></text:span><text:span text:style-name="T38"> </text:span><text:span text:style-name="T38"><draw:frame draw:style-name="fr2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8"> Nessuno scoperto!</text:span><text:span text:style-name="T38"><text:placeholder text:placeholder-type="text">&lt;/if&gt;</text:placeholder></text:span><text:span text:style-name="T38"> </text:span></text:p>
      <text:p text:style-name="P55"><text:placeholder text:placeholder-type="text">&lt;/if&gt;</text:placeholder></text:p>
      <text:p text:style-name="P58"><text:placeholder text:placeholder-type="text">&lt;/if&gt;</text:placeholder></text:p>
      <text:p text:style-name="P58"/>
      <text:p text:style-name="P38"><text:placeholder text:placeholder-type="text">&lt;if test="o.with_followup"&gt;</text:placeholder></text:p>
      <text:p text:style-name="P38"/>
      <text:p text:style-name="P51"><text:span text:style-name="T46">Followup</text:span>:</text:p>
      <text:p text:style-name="P59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7">Data</text:p>
            </table:table-cell>
            <table:table-cell table:style-name="Tabella15.A1" office:value-type="string">
              <text:p text:style-name="P7">Agente</text:p>
            </table:table-cell>
            <table:table-cell table:style-name="Tabella15.A1" office:value-type="string">
              <text:p text:style-name="P7">Riferimenti</text:p>
            </table:table-cell>
            <table:table-cell table:style-name="Tabella15.A1" office:value-type="string">
              <text:p text:style-name="P7">Descrizione</text:p>
            </table:table-cell>
            <table:table-cell table:style-name="Tabella15.E1" office:value-type="string">
              <text:p text:style-name="P7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85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39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38"><text:placeholder text:placeholder-type="text">&lt;formatLang(followup.confirmed_date, date=True) if followup.confirmed_date  else ""&gt;</text:placeholder></text:p>
            <text:p text:style-name="P137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31">Cre<text:span text:style-name="T48">ata</text:span>: <text:span text:style-name="T38"><text:placeholder text:placeholder-type="text">&lt;followup.created_id.name&gt;</text:placeholder></text:span><text:span text:style-name="T38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8"><text:line-break/></text:span>Assegnata: <text:span text:style-name="T38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7"><text:placeholder text:placeholder-type="text">&lt;followup.agent_name&gt;</text:placeholder></text:p>
          </table:table-cell>
          <table:table-cell table:style-name="Tabella15.D4" office:value-type="string">
            <text:p text:style-name="P133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7"><text:placeholder text:placeholder-type="text">&lt;followup.note&gt;</text:placeholder></text:p>
          </table:table-cell>
          <table:table-cell table:style-name="Tabella15.E4" office:value-type="string">
            <text:p text:style-name="P134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8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9"><text:placeholder text:placeholder-type="text">&lt;/if&gt;</text:placeholder></text:p>
      <text:p text:style-name="P59"><text:placeholder text:placeholder-type="text">&lt;/if&gt;</text:placeholder></text:p>
      <text:p text:style-name="P27"><text:placeholder text:placeholder-type="text">&lt;if test="o.partner_ids[-1].partner_id.id != partner.partner_id.id"&gt;</text:placeholder></text:p>
      <text:p text:style-name="P28"/>
      <text:p text:style-name="P142"/>
      <text:p text:style-name="P27"><text:placeholder text:placeholder-type="text">&lt;/if&gt;</text:placeholder></text:p>
      <text:p text:style-name="P79"><text:placeholder text:placeholder-type="text">&lt;/for&gt;</text:placeholder></text:p>
      <text:p text:style-name="P1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/>
    </style:style>
    <style:style style:name="Tabella16.A" style:family="table-column">
      <style:table-column-properties style:column-width="3.493cm" style:rel-column-width="12045*"/>
    </style:style>
    <style:style style:name="Tabella16.B" style:family="table-column">
      <style:table-column-properties style:column-width="15.508cm" style:rel-column-width="53490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MP4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9" style:family="text">
      <style:text-properties style:font-name="Verdana" fo:font-size="10pt" style:font-size-asian="10pt" style:font-size-complex="10pt"/>
    </style:style>
    <style:style style:name="MT10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4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3"><text:s/></text:p>
        <text:p text:style-name="MP4">INFORMAZIONI <text:span text:style-name="MT3"><text:placeholder text:placeholder-type="text">&lt;'CLIENTE' if o.partner else 'VIAGGIO'&gt;</text:placeholder></text:span></text:p>
      </style:header>
      <style:footer>
        <text:p text:style-name="MP5"><text:tab/></text:p>
        <text:p text:style-name="MP6"><text:span text:style-name="MT4">LEGENDA:</text:span><text:span text:style-name="MT5"> </text:span><text:span text:style-name="MT6"><draw:frame draw:style-name="Mfr2" draw:name="Immagine6" text:anchor-type="as-char" svg:width="0.3cm" svg:height="0.31cm" draw:z-index="9"><draw:image xlink:href="Pictures/100000000000001100000012D0A5CE83.jpg" xlink:type="simple" xlink:show="embed" xlink:actuate="onLoad"/></draw:frame></text:span><text:span text:style-name="MT6">: </text:span><text:span text:style-name="MT5">acquistato nei 6 mesi </text:span><text:span text:style-name="MT7"><text:s text:c="5"/></text:span><text:span text:style-name="MT6"><draw:frame draw:style-name="Mfr1" draw:name="Immagine7" text:anchor-type="as-char" svg:width="0.3cm" svg:height="0.31cm" draw:z-index="14"><draw:image xlink:href="Pictures/1000000000000011000000120B1BE8D9.jpg" xlink:type="simple" xlink:show="embed" xlink:actuate="onLoad"/></draw:frame></text:span><text:span text:style-name="MT6">: </text:span><text:span text:style-name="MT5">acquistato tra 6 mesi e un anno <text:s text:c="3"/></text:span><text:span text:style-name="MT7"><text:s/></text:span><text:span text:style-name="MT6"><draw:frame draw:style-name="Mfr1" draw:name="Immagine8" text:anchor-type="as-char" svg:width="0.3cm" svg:height="0.31cm" draw:z-index="19"><draw:image xlink:href="Pictures/1000000000000011000000124AE5CCFA.jpg" xlink:type="simple" xlink:show="embed" xlink:actuate="onLoad"/></draw:frame></text:span><text:span text:style-name="MT6">: </text:span><text:span text:style-name="MT5">acquistato oltre l'anno </text:span><text:span text:style-name="MT7"><text:tab/></text:span><text:span text:style-name="MT8"><text:page-number text:select-page="current">5</text:page-number></text:span><text:span text:style-name="MT9"> </text:span><text:span text:style-name="MT10">di </text:span><text:span text:style-name="MT9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5T13:40:28.355439949</dc:date>
    <meta:editing-duration>P7DT23H50M42S</meta:editing-duration>
    <meta:editing-cycles>768</meta:editing-cycles>
    <meta:generator>LibreOffice/4.3.3.2$Linux_X86_64 LibreOffice_project/430m0$Build-2</meta:generator>
    <dc:creator>thebrush </dc:creator>
    <meta:document-statistic meta:table-count="16" meta:image-count="9" meta:object-count="0" meta:page-count="5" meta:paragraph-count="196" meta:word-count="641" meta:character-count="7546" meta:non-whitespace-character-count="7045"/>
    <meta:user-defined meta:name="Info 1"/>
    <meta:user-defined meta:name="Info 2"/>
    <meta:user-defined meta:name="Info 3"/>
    <meta:user-defined meta:name="Info 4"/>
  </office:meta>
</office:document-meta>
</file>